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49b970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9b970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9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letter-spacing="-0.012cm"/>
    </style:style>
    <style:style style:name="T5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letter-spacing="-0.012cm" fo:font-style="normal" officeooo:rsid="0044122e" style:font-style-asian="normal" style:font-style-complex="normal"/>
    </style:style>
    <style:style style:name="T54" style:family="text">
      <style:text-properties fo:letter-spacing="-0.012cm" fo:font-style="normal" officeooo:rsid="003a4e71" style:font-style-asian="normal" style:font-style-complex="normal"/>
    </style:style>
    <style:style style:name="T55" style:family="text">
      <style:text-properties fo:letter-spacing="-0.012cm" fo:font-weight="bold" style:font-weight-asian="bold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8" style:family="text">
      <style:text-properties fo:letter-spacing="-0.014cm" fo:font-weight="bold" style:font-weight-asian="bold" style:font-weight-complex="bold"/>
    </style:style>
    <style:style style:name="T59" style:family="text">
      <style:text-properties fo:letter-spacing="-0.004cm" fo:font-weight="bold" style:font-weight-asian="bold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69c1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3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table:number-columns-spanned="2" office:value-type="string">
            <text:p text:style-name="P64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3">
          <table:table-cell table:style-name="Table1.A3" office:value-type="string">
            <text:p text:style-name="P68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9"><text:text-input text:description="&lt;line.name&gt;">[9788426574091]123</text:text-input></text:p>
          </table:table-cell>
          <table:table-cell table:style-name="Table1.A3" office:value-type="string">
            <text:p text:style-name="P60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60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60"><text:text-input text:description="&lt;formatLang(line.discount)&gt;">10,5</text:text-input>%</text:p>
          </table:table-cell>
          <table:table-cell table:style-name="Table1.A3" office:value-type="string">
            <text:p text:style-name="P60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5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E3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3">
          <table:table-cell table:style-name="Table1.A3" table:number-columns-spanned="2" office:value-type="string">
            <text:p text:style-name="P66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E3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3">
          <table:table-cell table:style-name="Table1.A3" table:number-columns-spanned="2" office:value-type="string">
            <text:p text:style-name="P61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9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59"><text:text-input text:description="&lt;formatLang(line.printed_price_unit)&gt;">9.999,50</text:text-input></text:p>
          </table:table-cell>
          <table:table-cell table:style-name="Table1.A3" office:value-type="string">
            <text:p text:style-name="P59"><text:text-input text:description="&lt;formatLang(line.discount)&gt;">10,5</text:text-input>%</text:p>
          </table:table-cell>
          <table:table-cell table:style-name="Table1.A3" office:value-type="string">
            <text:p text:style-name="P24"><text:text-input text:description="&lt;formatLang(line.printed_price_net)&gt;">9.999,50</text:text-input></text:p>
          </table:table-cell>
          <table:table-cell table:style-name="Table1.A3" office:value-type="string">
            <text:p text:style-name="P57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9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2"><text:text-input text:description="&lt;/if&gt;">/if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8">
          <table:table-cell table:style-name="Table1.A1" table:number-columns-spanned="2" office:value-type="string">
            <text:p text:style-name="P67"><text:text-input text:description="&lt;/for&gt;">End For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officeooo:rsid="00569c1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5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6">OBSERVACIONES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span text:style-name="MT61"><text:text-input text:description="&lt;if test=&quot;o.vat_discriminated&quot;&gt;">If vat discriminated</text:text-input></text:span></text:p>
              <text:p text:style-name="MP45">IVA</text:p>
              <text:p text:style-name="MP46"><text:span text:style-name="MT61"><text:text-input text:description="&lt;/if&gt;">Ennd if</text:text-input></text:span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span text:style-name="MT61"><text:text-input text:description="&lt;if test=&quot;o.vat_discriminated&quot;&gt;">If vat discriminated</text:text-input></text:span></text:p>
              <text:p text:style-name="MP47"><text:text-input text:description="&lt;formatLang(o.printed_amount_tax)&gt;">99.999,99</text:text-input></text:p>
              <text:p text:style-name="MP50"><text:span text:style-name="MT61"><text:text-input text:description="&lt;/if&gt;">Ennd if</text:text-input></text:span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3T09:28:34.187718511</dc:date>
    <meta:editing-duration>P1DT20H36M25S</meta:editing-duration>
    <meta:editing-cycles>330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20" meta:character-count="1741" meta:non-whitespace-character-count="1659"/>
  </office:meta>
</office:document-meta>
</file>